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4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69817784" text:id="ct2698177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69818096" text:id="ct2698180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69818304" text:id="ct2698183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69817992" text:id="ct26981799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85499475936745082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43"/>
        </text:list-item>
      </text:list>
      <text:p text:style-name="P20"/>
      <text:p text:style-name="P12"/>
      <text:p text:style-name="P2"><text:change text:change-id="ct269817784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6"><text:change text:change-id="ct269818096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269818304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6_07182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  <text:p text:style-name="P18"/>
            <text:p text:style-name="P18">for / wreath / grace / they</text:p>
            <text:p text:style-name="P18"><text:soft-page-break/>for head + thee / and necklaces</text:p>
            <text:p text:style-name="P18"/>
            <text:p text:style-name="P18">for throats + thee</text:p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  <text:p text:style-name="P18"/>
            <text:p text:style-name="P18">son + my / if – they are enticing + thee</text:p>
            <text:p text:style-name="P18">sinful ones / must not – you are complying</text:p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  <text:p text:style-name="P18"/>
            <text:p text:style-name="P18">if – they are saying / to go + thereof</text:p>
            <text:p text:style-name="P18">with + us</text:p>
            <text:p text:style-name="P18"/>
            <text:p text:style-name="P18">to ambush / for blood / we shall lurk</text:p>
            <text:p text:style-name="P18">for innocent one / gratuitously</text:p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</text:p>
            <text:p text:style-name="P21">חַיִּים; <text:s text:c="3"/>וּתְמִימִים, כְּיוֹרְדֵי בוֹר.</text:p>
          </table:table-cell>
          <table:table-cell table:style-name="表29.B2" office:value-type="string">
            <text:p text:style-name="P18"/>
            <text:p text:style-name="P18"/>
            <text:p text:style-name="P18">we shall swallow up + them / as unseen</text:p>
            <text:p text:style-name="P18">ones-alive / and flawless ones</text:p>
            <text:p text:style-name="P18"/>
            <text:p text:style-name="P18">as ones-descending / crypt</text:p>
          </table:table-cell>
        </table:table-row>
        <table:table-row>
          <table:table-cell table:style-name="表29.A2" office:value-type="string">
            <text:p text:style-name="P21">1:13</text:p>
            <text:p text:style-name="P21">כָּל-הוֹן יָקָר נִמְצָא; <text:s text:c="3"/>נְמַלֵּא בָתֵּינוּ שָׁלָל.</text:p>
          </table:table-cell>
          <table:table-cell table:style-name="表29.B2" office:value-type="string">
            <text:p text:style-name="P18"/>
            <text:p text:style-name="P18"/>
            <text:p text:style-name="P18">all – wealth / precious / we shall find</text:p>
            <text:p text:style-name="P18">we shall fill / houses + us / loot</text:p>
          </table:table-cell>
        </table:table-row>
        <table:table-row>
          <table:table-cell table:style-name="表29.A2" office:value-type="string">
            <text:p text:style-name="P21">1:14</text:p>
            <text:p text:style-name="P21">גּוֹרָלְךָ, תַּפִּיל בְּתוֹכֵנוּ; <text:s text:c="3"/>כִּיס אֶחָד, יִהְיֶה לְכֻלָּנוּ.</text:p>
          </table:table-cell>
          <table:table-cell table:style-name="表29.B2" office:value-type="string">
            <text:p text:style-name="P18"/>
            <text:p text:style-name="P18"/>
            <text:p text:style-name="P18">lot + thee / you shall cast / in midst + us</text:p>
            <text:p text:style-name="P18">purse / one / he shall be / for all + us</text:p>
          </table:table-cell>
        </table:table-row>
        <text:soft-page-break/>
        <table:table-row>
          <table:table-cell table:style-name="表29.A2" office:value-type="string">
            <text:p text:style-name="P21">1:15</text:p>
            <text:p text:style-name="P21">בְּנִי--אַל-תֵּלֵךְ </text:p>
            <text:p text:style-name="P21">בְּדֶרֶךְ אִתָּם; <text:s text:c="3"/>מְנַע רַגְלְךָ, מִנְּתִיבָתָם.</text:p>
          </table:table-cell>
          <table:table-cell table:style-name="表29.B2" office:value-type="string">
            <text:p text:style-name="P18"/>
            <text:p text:style-name="P18"/>
            <text:p text:style-name="P18">son + my / must not – you are going</text:p>
            <text:p text:style-name="P18">in way / with + them / withhold you</text:p>
            <text:p text:style-name="P18">foot + thee / from track + them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 רַגְלֵיהֶם, לָרַע יָרוּצוּ; <text:s text:c="3"/>וִימַהֲרוּ, לִשְׁפָּךְ-דָּם.</text:p>
          </table:table-cell>
          <table:table-cell table:style-name="表29.B2" office:value-type="string">
            <text:p text:style-name="P18"/>
            <text:p text:style-name="P18"/>
            <text:p text:style-name="P18">for / feet + them / to the evil / they are running</text:p>
            <text:p text:style-name="P18">they are hastening / to. to shed - blood</text:p>
          </table:table-cell>
        </table:table-row>
        <table:table-row>
          <table:table-cell table:style-name="表29.A2" office:value-type="string">
            <text:p text:style-name="P32">/] 20200416_08174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7_07390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7</text:p>
            <text:p text:style-name="P21">כִּי-חִנָּם, מְזֹרָה הָרָשֶׁת-- <text:s text:c="3"/>בְּעֵינֵי, כָּל-בַּעַל כָּנָף.</text:p>
          </table:table-cell>
          <table:table-cell table:style-name="表29.B2" office:value-type="string">
            <text:p text:style-name="P18"/>
            <text:p text:style-name="P18"/>
            <text:p text:style-name="P18">for – gratuitously / being tossed</text:p>
            <text:p text:style-name="P18"/>
            <text:p text:style-name="P18">the net / in eyes / all - </text:p>
            <text:p text:style-name="P18"/>
            <text:p text:style-name="P18">possessor / wing</text:p>
          </table:table-cell>
        </table:table-row>
        <table:table-row>
          <table:table-cell table:style-name="表29.A2" office:value-type="string">
            <text:p text:style-name="P21">1:18</text:p>
            <text:p text:style-name="P21">וְהֵם, לְדָמָם </text:p>
            <text:p text:style-name="P21">יֶאֱרֹבוּ; <text:s text:c="3"/>יִצְפְּנוּ, לְנַפְשֹׁתָם.</text:p>
          </table:table-cell>
          <table:table-cell table:style-name="表29.B2" office:value-type="string">
            <text:p text:style-name="P18"/>
            <text:p text:style-name="P18"/>
            <text:p text:style-name="P18">and they / for blood + them</text:p>
            <text:p text:style-name="P18"/>
            <text:p text:style-name="P18">they are ambushing / they are lurking</text:p>
            <text:p text:style-name="P18">for souls + them</text:p>
          </table:table-cell>
        </table:table-row>
        <table:table-row>
          <table:table-cell table:style-name="表29.A2" office:value-type="string">
            <text:p text:style-name="P21">1:19</text:p>
            <text:p text:style-name="P21">כֵּן--אָרְחוֹת, כָּל-בֹּצֵעַ בָּצַע; <text:s text:c="3"/>אֶת-נֶפֶשׁ בְּעָלָיו <text:soft-page-break/>יִקָּח.</text:p>
          </table:table-cell>
          <table:table-cell table:style-name="表29.B2" office:value-type="string">
            <text:p text:style-name="P18"/>
            <text:p text:style-name="P18"/>
            <text:p text:style-name="P18">so – paths / all – one greedy</text:p>
            <text:p text:style-name="P18"/>
            <text:p text:style-name="P18">to gain / self – soul / possessor + him</text:p>
            <text:p text:style-name="P18"><text:soft-page-break/>he is taking</text:p>
          </table:table-cell>
        </table:table-row>
        <table:table-row>
          <table:table-cell table:style-name="表29.A2" office:value-type="string">
            <text:p text:style-name="P21">1:20</text:p>
            <text:p text:style-name="P21">חָכְמוֹת, בַּחוּץ תָּרֹנָּה; <text:s text:c="3"/>בָּרְחֹבוֹת, תִּתֵּן קוֹלָהּ.</text:p>
          </table:table-cell>
          <table:table-cell table:style-name="表29.B2" office:value-type="string">
            <text:p text:style-name="P18"/>
            <text:p text:style-name="P18"/>
            <text:p text:style-name="P18">wisdom / in streets / she is jubilating</text:p>
            <text:p text:style-name="P18">in squares / she is giving / voice + her</text:p>
          </table:table-cell>
        </table:table-row>
        <table:table-row>
          <table:table-cell table:style-name="表29.A2" office:value-type="string">
            <text:p text:style-name="P21">1:21</text:p>
            <text:p text:style-name="P21">בְּרֹאשׁ הֹמִיּוֹת,</text:p>
            <text:p text:style-name="P21"><text:s/>תִּקְרָא: <text:s text:c="3"/>בְּפִתְחֵי שְׁעָרִים בָּעִיר--אֲמָרֶיהָ תֹאמֵר.</text:p>
          </table:table-cell>
          <table:table-cell table:style-name="表29.B2" office:value-type="string">
            <text:p text:style-name="P18"/>
            <text:p text:style-name="P18"/>
            <text:p text:style-name="P18">in head / ones – clamoring</text:p>
            <text:p text:style-name="P18"/>
            <text:p text:style-name="P18">she is calling / in portals</text:p>
            <text:p text:style-name="P18"/>
            <text:p text:style-name="P18">gates / in city – sayings + her</text:p>
            <text:p text:style-name="P18"/>
            <text:p text:style-name="P18">she is saying</text:p>
          </table:table-cell>
        </table:table-row>
        <table:table-row>
          <table:table-cell table:style-name="表29.A2" office:value-type="string">
            <text:p text:style-name="P21">1:22</text:p>
            <text:p text:style-name="P21">עַד-מָתַי, פְּתָיִם-- <text:s text:c="3"/>תְּאֵהֲבוּ-פֶתִי:</text:p>
            <text:p text:style-name="P21">וְלֵצִים--לָצוֹן, </text:p>
            <text:p text:style-name="P21">חָמְדוּ לָהֶם; <text:s text:c="3"/>וּכְסִילִים, יִשְׂנְאוּ-דָעַת.</text:p>
          </table:table-cell>
          <table:table-cell table:style-name="表29.B2" office:value-type="string">
            <text:p text:style-name="P18"/>
            <text:p text:style-name="P18"/>
            <text:p text:style-name="P18">until - when ? / ones – simple</text:p>
            <text:p text:style-name="P18"/>
            <text:p text:style-name="P18">you shall love – simplicity</text:p>
            <text:p text:style-name="P18"/>
            <text:p text:style-name="P18">and ones – mocking – mocking</text:p>
            <text:p text:style-name="P18">they covet / for them</text:p>
            <text:p text:style-name="P18"/>
            <text:p text:style-name="P18">and ones – stupid / they shall hate - knowledge</text:p>
          </table:table-cell>
        </table:table-row>
        <table:table-row>
          <table:table-cell table:style-name="表29.A2" office:value-type="string">
            <text:p text:style-name="P32">/] 20200417_09080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8_09113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23</text:p>
            <text:p text:style-name="P21">תָּשׁוּבוּ, לְתוֹכַחְתִּי: <text:s text:c="3"/>הִנֵּה אַבִּיעָה לָכֶם רוּחִי;</text:p>
            <text:p text:style-name="P21"><text:soft-page-break/></text:p>
            <text:p text:style-name="P21"><text:s/>אוֹדִיעָה דְבָרַי אֶתְכֶם.</text:p>
          </table:table-cell>
          <table:table-cell table:style-name="表29.B2" office:value-type="string">
            <text:p text:style-name="P18"/>
            <text:p text:style-name="P18"/>
            <text:p text:style-name="P18">you shall return / to. correction + my</text:p>
            <text:p text:style-name="P18">behold ! / I shall utter / to you / <text:soft-page-break/>spirit + my</text:p>
            <text:p text:style-name="P18"/>
            <text:p text:style-name="P18">I shall make known / words + my / self + you</text:p>
            <text:p text:style-name="P18"/>
          </table:table-cell>
        </table:table-row>
        <table:table-row>
          <table:table-cell table:style-name="表29.A2" office:value-type="string">
            <text:p text:style-name="P21">1:24</text:p>
            <text:p text:style-name="P21"><text:s/>יַעַן קָרָאתִי, וַתְּמָאֵנוּ; <text:s text:c="3"/>נָטִיתִי יָדִי,</text:p>
            <text:p text:style-name="P21"><text:s/>וְאֵין מַקְשִׁיב.</text:p>
          </table:table-cell>
          <table:table-cell table:style-name="表29.B2" office:value-type="string">
            <text:p text:style-name="P18"/>
            <text:p text:style-name="P18"/>
            <text:p text:style-name="P18">because / I called / and you are refusing</text:p>
            <text:p text:style-name="P18">I stretched out / hand + my</text:p>
            <text:p text:style-name="P18"/>
            <text:p text:style-name="P18">and not exist / one - attending</text:p>
          </table:table-cell>
        </table:table-row>
        <table:table-row>
          <table:table-cell table:style-name="表29.A2" office:value-type="string">
            <text:p text:style-name="P21">1:25</text:p>
            <text:p text:style-name="P21">וַתִּפְרְעוּ כָל-עֲצָתִי; <text:s text:c="3"/>וְתוֹכַחְתִּי, לֹא אֲבִיתֶם.</text:p>
          </table:table-cell>
          <table:table-cell table:style-name="表29.B2" office:value-type="string">
            <text:p text:style-name="P18"/>
            <text:p text:style-name="P18"/>
            <text:p text:style-name="P18">and to renounce / all – counsel + my</text:p>
            <text:p text:style-name="P18">and correction + my / not / to will</text:p>
          </table:table-cell>
        </table:table-row>
        <table:table-row>
          <table:table-cell table:style-name="表29.A2" office:value-type="string">
            <text:p text:style-name="P21">1:26</text:p>
            <text:p text:style-name="P21"><text:s/>גַּם-אֲנִי, בְּאֵידְכֶם אֶשְׂחָק; <text:s text:c="3"/>אֶלְעַג, בְּבֹא פַחְדְּכֶם.</text:p>
          </table:table-cell>
          <table:table-cell table:style-name="表29.B2" office:value-type="string">
            <text:p text:style-name="P18"/>
            <text:p text:style-name="P18"/>
            <text:p text:style-name="P18">moreover – I / in calamity + thy</text:p>
            <text:p text:style-name="P18"/>
            <text:p text:style-name="P18">to ridicule / to deride / in to come</text:p>
            <text:p text:style-name="P18"/>
            <text:p text:style-name="P18">alarm + thy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9_093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7</text:p>
            <text:p text:style-name="P21">בְּבֹא כשאוה (כְשׁוֹאָה), פַּחְדְּכֶם-- <text:s text:c="3"/>וְאֵידְכֶם, כְּסוּפָה יֶאֱתֶה;</text:p>
            <text:p text:style-name="P21">בְּבֹא עֲלֵיכֶם, <text:s text:c="3"/>צָרָה <text:soft-page-break/>וְצוּקָה.</text:p>
          </table:table-cell>
          <table:table-cell table:style-name="表29.B2" office:value-type="string">
            <text:p text:style-name="P18"/>
            <text:p text:style-name="P18"/>
            <text:p text:style-name="P18">in to come / as tumult</text:p>
            <text:p text:style-name="P18"/>
            <text:p text:style-name="P18">alarm + you / and calamity + you</text:p>
            <text:p text:style-name="P18"/>
            <text:p text:style-name="P18">as sweeping whirlwind / to arrive</text:p>
            <text:p text:style-name="P18"/>
            <text:p text:style-name="P18">in to come / on + you / distress</text:p>
            <text:p text:style-name="P18"><text:soft-page-break/>and constraint</text:p>
          </table:table-cell>
        </table:table-row>
        <table:table-row>
          <table:table-cell table:style-name="表29.A2" office:value-type="string">
            <text:p text:style-name="P21">1:28</text:p>
            <text:p text:style-name="P21">אָז יִקְרָאֻנְנִי, וְלֹא אֶעֱנֶה; <text:s text:c="3"/>יְשַׁחֲרֻנְנִי, </text:p>
            <text:p text:style-name="P21">וְלֹא יִמְצָאֻנְנִי.</text:p>
          </table:table-cell>
          <table:table-cell table:style-name="表29.B2" office:value-type="string">
            <text:p text:style-name="P18"/>
            <text:p text:style-name="P18"/>
            <text:p text:style-name="P18">then / to call + me / and not</text:p>
            <text:p text:style-name="P18"/>
            <text:p text:style-name="P18">to answer / they shall seek early + me</text:p>
            <text:p text:style-name="P18">and not / they shall find + me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9</text:p>
            <text:p text:style-name="P21">תַּחַת, כִּי-שָׂנְאוּ דָעַת; <text:s text:c="3"/>וְיִרְאַת יְהוָה, לֹא בָחָרוּ.</text:p>
          </table:table-cell>
          <table:table-cell table:style-name="表29.B2" office:value-type="string">
            <text:p text:style-name="P18"/>
            <text:p text:style-name="P18"/>
            <text:p text:style-name="P18">in so much as / that – to hate / knowledge</text:p>
            <text:p text:style-name="P18">and fear / jehovah / not / they chose</text:p>
          </table:table-cell>
        </table:table-row>
        <table:table-row>
          <table:table-cell table:style-name="表29.A2" office:value-type="string">
            <text:p text:style-name="P21">1:30</text:p>
            <text:p text:style-name="P21">לֹא-אָבוּ לַעֲצָתִי; <text:s text:c="3"/>נָאֲצוּ, כָּל-תּוֹכַחְתִּי.</text:p>
          </table:table-cell>
          <table:table-cell table:style-name="表29.B2" office:value-type="string">
            <text:p text:style-name="P18"/>
            <text:p text:style-name="P18"/>
            <text:p text:style-name="P18">not – they complied / to counsel + my</text:p>
            <text:p text:style-name="P18">they spurned / all – correction + my</text:p>
          </table:table-cell>
        </table:table-row>
        <table:table-row>
          <table:table-cell table:style-name="表29.A2" office:value-type="string">
            <text:p text:style-name="P21">1:31</text:p>
            <text:p text:style-name="P21">וְיֹאכְלוּ, מִפְּרִי</text:p>
            <text:p text:style-name="P21"><text:s/>דַרְכָּם; <text:s text:c="3"/>וּמִמֹּעֲצֹתֵיהֶם יִשְׂבָּעוּ.</text:p>
          </table:table-cell>
          <table:table-cell table:style-name="表29.B2" office:value-type="string">
            <text:p text:style-name="P18"/>
            <text:p text:style-name="P18"/>
            <text:p text:style-name="P18">and they shall eat / from fruit</text:p>
            <text:p text:style-name="P18"/>
            <text:p text:style-name="P18">way + them / and from counsels + them</text:p>
            <text:p text:style-name="P18">they shall be surfeited</text:p>
          </table:table-cell>
        </table:table-row>
        <table:table-row>
          <table:table-cell table:style-name="表29.A2" office:value-type="string">
            <text:p text:style-name="P21">1:32</text:p>
            <text:p text:style-name="P21">כִּי מְשׁוּבַת פְּתָיִם תַּהַרְגֵם; <text:s text:c="3"/>וְשַׁלְוַת <text:soft-page-break/>כְּסִילִים תְּאַבְּדֵם.</text:p>
          </table:table-cell>
          <table:table-cell table:style-name="表29.B2" office:value-type="string">
            <text:p text:style-name="P18"/>
            <text:p text:style-name="P18"/>
            <text:p text:style-name="P18">that / backsliding / ones – simple</text:p>
            <text:p text:style-name="P18"/>
            <text:p text:style-name="P18">sha shall kill + them / and ease</text:p>
            <text:p text:style-name="P18"/>
            <text:p text:style-name="P18"><text:soft-page-break/>ones – stupid / she shall destroy + them</text:p>
          </table:table-cell>
        </table:table-row>
        <table:table-row>
          <table:table-cell table:style-name="表29.A2" office:value-type="string">
            <text:p text:style-name="P21">1:33</text:p>
            <text:p text:style-name="P21">וְשֹׁמֵעַ לִי, יִשְׁכָּן-בֶּטַח; <text:s text:c="3"/>וְשַׁאֲנַן, מִפַּחַד </text:p>
            <text:p text:style-name="P21">רָעָה.</text:p>
          </table:table-cell>
          <table:table-cell table:style-name="表29.B2" office:value-type="string">
            <text:p text:style-name="P18"/>
            <text:p text:style-name="P18"/>
            <text:p text:style-name="P18">and one – listening / to + my / he shall tabernacle – trusting</text:p>
            <text:p text:style-name="P18">and he is tranquil / from alarm</text:p>
            <text:p text:style-name="P18"/>
            <text:p text:style-name="P18">evil</text:p>
          </table:table-cell>
        </table:table-row>
        <table:table-row>
          <table:table-cell table:style-name="表29.A2" office:value-type="string">
            <text:p text:style-name="P21">2:1</text:p>
            <text:p text:style-name="P21">בְּנִי, אִם-תִּקַּח אֲמָרָי; <text:s text:c="3"/>וּמִצְוֺתַי, תִּצְפֹּן אִתָּךְ.</text:p>
          </table:table-cell>
          <table:table-cell table:style-name="表29.B2" office:value-type="string">
            <text:p text:style-name="P18"/>
            <text:p text:style-name="P18"/>
            <text:p text:style-name="P18">son + my / if – taking / sayings + my</text:p>
            <text:p text:style-name="P18">and instruction + my / you are secluding / with + thee</text:p>
          </table:table-cell>
        </table:table-row>
        <table:table-row>
          <table:table-cell table:style-name="表29.A2" office:value-type="string">
            <text:p text:style-name="P32">/] 20200420_1004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21_0834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2</text:p>
            <text:p text:style-name="P21">לְהַקְשִׁיב לַחָכְמָה אָזְנֶךָ; <text:s text:c="3"/>תַּטֶּה לִבְּךָ, לַתְּבוּנָה.</text:p>
          </table:table-cell>
          <table:table-cell table:style-name="表29.B2" office:value-type="string">
            <text:p text:style-name="P18"/>
            <text:p text:style-name="P18"/>
            <text:p text:style-name="P18">to. to attend / to wisdom </text:p>
            <text:p text:style-name="P18"/>
            <text:p text:style-name="P18">ear + thy / to stretch out / heart + thy</text:p>
            <text:p text:style-name="P18">to understanding</text:p>
          </table:table-cell>
        </table:table-row>
        <table:table-row>
          <table:table-cell table:style-name="表29.A2" office:value-type="string">
            <text:p text:style-name="P21">2:3</text:p>
            <text:p text:style-name="P21">כִּי אִם לַבִּינָה תִקְרָא; <text:s text:c="3"/>לַתְּבוּנָה, תִּתֵּן קוֹלֶךָ.</text:p>
          </table:table-cell>
          <table:table-cell table:style-name="表29.B2" office:value-type="string">
            <text:p text:style-name="P18"/>
            <text:p text:style-name="P18"/>
            <text:p text:style-name="P18">that / if / for understanding / to call</text:p>
            <text:p text:style-name="P18">to understanding / to give / voice + thy</text:p>
          </table:table-cell>
        </table:table-row>
        <table:table-row>
          <table:table-cell table:style-name="表29.A2" office:value-type="string">
            <text:p text:style-name="P21">2:4</text:p>
            <text:p text:style-name="P21">אִם-תְּבַקְשֶׁנָּה כַכָּסֶף; <text:s text:c="3"/>וְכַמַּטְמוֹנִים תַּחְפְּשֶׂנָּה.</text:p>
          </table:table-cell>
          <table:table-cell table:style-name="表29.B2" office:value-type="string">
            <text:p text:style-name="P18"/>
            <text:p text:style-name="P18"/>
            <text:p text:style-name="P18">if – to seek + her / as silver</text:p>
            <text:p text:style-name="P18"/>
            <text:p text:style-name="P18">and as buried treasures / to <text:soft-page-break/>search + her</text:p>
          </table:table-cell>
        </table:table-row>
        <table:table-row>
          <table:table-cell table:style-name="表29.A2" office:value-type="string">
            <text:p text:style-name="P21">2:5</text:p>
            <text:p text:style-name="P21">אָז--תָּבִין, יִרְאַת יְהוָה; <text:s text:c="3"/>וְדַעַת אֱלֹהִים תִּמְצָא.</text:p>
          </table:table-cell>
          <table:table-cell table:style-name="表29.B2" office:value-type="string">
            <text:p text:style-name="P18"/>
            <text:p text:style-name="P18"/>
            <text:p text:style-name="P18">then – to understand / fear / jehovah</text:p>
            <text:p text:style-name="P18">and knowledge / gods / to find</text:p>
          </table:table-cell>
        </table:table-row>
        <table:table-row>
          <table:table-cell table:style-name="表29.A2" office:value-type="string">
            <text:p text:style-name="P21">2:6</text:p>
            <text:p text:style-name="P21">כִּי-יְהוָה, יִתֵּן חָכְמָה; <text:s text:c="3"/>מִפִּיו, דַּעַת </text:p>
            <text:p text:style-name="P21">וּתְבוּנָה.</text:p>
          </table:table-cell>
          <table:table-cell table:style-name="表29.B2" office:value-type="string">
            <text:p text:style-name="P18"/>
            <text:p text:style-name="P18"/>
            <text:p text:style-name="P18">that – jehovah / to give / wisdom</text:p>
            <text:p text:style-name="P18"/>
            <text:p text:style-name="P18">from mouth + his / knowledge</text:p>
            <text:p text:style-name="P18"/>
            <text:p text:style-name="P18">and understanding</text:p>
          </table:table-cell>
        </table:table-row>
        <table:table-row>
          <table:table-cell table:style-name="表29.A2" office:value-type="string">
            <text:p text:style-name="P21">2:7</text:p>
            <text:p text:style-name="P21">וצפן (יִצְפֹּן) לַיְשָׁרִים, תּוּשִׁיָּה; <text:s text:c="3"/>מָגֵן, לְהֹלְכֵי תֹם.</text:p>
          </table:table-cell>
          <table:table-cell table:style-name="表29.B2" office:value-type="string">
            <text:p text:style-name="P18"/>
            <text:p text:style-name="P18"/>
            <text:p text:style-name="P18">and to seclude / (to hide) / for upright – ones</text:p>
            <text:p text:style-name="P18">support / shield / for ones – going</text:p>
            <text:p text:style-name="P18">integrity</text:p>
          </table:table-cell>
        </table:table-row>
        <table:table-row>
          <table:table-cell table:style-name="表29.A2" office:value-type="string">
            <text:p text:style-name="P32">/] 20200421_085314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8</text:p>
            <text:p text:style-name="P21">לִנְצֹר, אָרְחוֹת מִשְׁפָּט; <text:s text:c="3"/>וְדֶרֶךְ חֲסִידָו יִשְׁמֹר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9</text:p>
            <text:p text:style-name="P21">אָז--תָּבִין, צֶדֶק וּמִשְׁפָּט; <text:s text:c="3"/>וּמֵישָׁרִים, כָּל-מַעְגַּל-טוֹב.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21">2:10</text:p>
            <text:p text:style-name="P21">כִּי-תָבוֹא חָכְמָה בְלִבֶּךָ; <text:s text:c="3"/>וְדַעַת, לְנַפְשְׁךָ יִנְעָם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1</text:p>
            <text:p text:style-name="P21"><text:s/>מְזִמָּה, תִּשְׁמֹר עָלֶיךָ; <text:s text:c="3"/>תְּבוּנָה תִנְצְרֶכָּה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2</text:p>
            <text:p text:style-name="P21">לְהַצִּילְךָ, מִדֶּרֶךְ רָע; <text:s text:c="3"/>מֵאִישׁ, מְדַבֵּר תַּהְפֻּכוֹת.</text:p>
          </table:table-cell>
          <table:table-cell table:style-name="表29.B2" office:value-type="string">
            <text:p text:style-name="P18"/>
          </table:table-cell>
        </table:table-row>
        <table:table-row table:style-name="表29.140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8"/>
      <text:p text:style-name="P10">------------------------------------------------------------</text:p>
      <text:p text:style-name="P10">[XXX] 20200327_115755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28"/>
      <text:p text:style-name="P28"/>
      <text:p text:style-name="P5">------------------------------------------------------------ TEMPLATE<text:change text:change-id="ct269817992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8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/>
          </table:table-cell>
        </table:table-row>
        <text:soft-page-break/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/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25"/>
      <text:p text:style-name="P25"/>
      <text:p text:style-name="P20">/------------------------------------------------------------ /TEMPLATE</text:p>
      <text:p text:style-name="P25"/>
      <text:p text:style-name="P9">--------------------------------------- [STEPS : closing] 20191009_161940</text:p>
      <text:list xml:id="list7643447205296902099" text:style-name="L2">
        <text:list-item>
          <text:p text:style-name="P38">time label ==&gt; paste</text:p>
        </text:list-item>
        <text:list-item>
          <text:p text:style-name="P38"><text:soft-page-break/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1T08:53:18.27</dc:date>
    <dc:creator>iwabuchi ken</dc:creator>
    <meta:editing-duration>P5DT4H34M49S</meta:editing-duration>
    <meta:editing-cycles>298</meta:editing-cycles>
    <meta:generator>OpenOffice/4.1.3$Win32 OpenOffice.org_project/413m1$Build-9783</meta:generator>
    <meta:document-statistic meta:table-count="35" meta:image-count="0" meta:object-count="0" meta:page-count="62" meta:paragraph-count="1584" meta:word-count="7888" meta:character-count="40453"/>
  </office:meta>
</office:document-meta>
</file>